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3382in"/>
    </style:style>
    <style:style style:name="co3" style:family="table-column">
      <style:table-column-properties fo:break-before="auto" style:column-width="0.44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office:value-type="string">
            <text:p>GPIO</text:p>
          </table:table-cell>
          <table:table-cell office:value-type="string">
            <text:p>INT</text:p>
          </table:table-cell>
          <table:table-cell office:value-type="string">
            <text:p>DAC/AREF</text:p>
          </table:table-cell>
          <table:table-cell office:value-type="string">
            <text:p>ADC</text:p>
          </table:table-cell>
          <table:table-cell office:value-type="string">
            <text:p>SERCOM</text:p>
          </table:table-cell>
          <table:table-cell office:value-type="string">
            <text:p>SERCOM Alt</text:p>
          </table:table-cell>
          <table:table-cell office:value-type="string">
            <text:p>Timer</text:p>
          </table:table-cell>
          <table:table-cell office:value-type="string">
            <text:p>Timer Alt</text:p>
          </table:table-cell>
          <table:table-cell office:value-type="string">
            <text:p>Timer Alt2</text:p>
          </table:table-cell>
          <table:table-cell office:value-type="string">
            <text:p>QSPI/CAN</text:p>
          </table:table-cell>
          <table:table-cell office:value-type="string">
            <text:p>Special</text:p>
          </table:table-cell>
          <table:table-cell office:value-type="string">
            <text:p>I2S</text:p>
          </table:table-cell>
          <table:table-cell office:value-type="string">
            <text:p>PCC</text:p>
          </table:table-cell>
          <table:table-cell table:number-columns-repeated="1011"/>
        </table:table-row>
        <table:table-row table:style-name="ro1">
          <table:table-cell office:value-type="string">
            <text:p>PA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S1.0</text:p>
          </table:table-cell>
          <table:table-cell office:value-type="string">
            <text:p>TC2[0]</text:p>
          </table:table-cell>
          <table:table-cell table:number-columns-repeated="1017"/>
        </table:table-row>
        <table:table-row table:style-name="ro1">
          <table:table-cell office:value-type="string">
            <text:p>PA0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S1.1</text:p>
          </table:table-cell>
          <table:table-cell office:value-type="string">
            <text:p>TC2[1]</text:p>
          </table:table-cell>
          <table:table-cell table:number-columns-repeated="1017"/>
        </table:table-row>
        <table:table-row table:style-name="ro1">
          <table:table-cell office:value-type="string">
            <text:p>PA02</text:p>
          </table:table-cell>
          <table:table-cell office:value-type="float" office:value="2">
            <text:p>2</text:p>
          </table:table-cell>
          <table:table-cell office:value-type="string">
            <text:p>VOUT0</text:p>
          </table:table-cell>
          <table:table-cell office:value-type="string">
            <text:p>A0[0]</text:p>
          </table:table-cell>
          <table:table-cell table:number-columns-repeated="1020"/>
        </table:table-row>
        <table:table-row table:style-name="ro1">
          <table:table-cell office:value-type="string">
            <text:p>PA03</text:p>
          </table:table-cell>
          <table:table-cell office:value-type="float" office:value="3">
            <text:p>3</text:p>
          </table:table-cell>
          <table:table-cell office:value-type="string">
            <text:p>VREFA</text:p>
          </table:table-cell>
          <table:table-cell office:value-type="string">
            <text:p>A0[1]</text:p>
          </table:table-cell>
          <table:table-cell table:number-columns-repeated="1020"/>
        </table:table-row>
        <table:table-row table:style-name="ro1">
          <table:table-cell office:value-type="string">
            <text:p>PA04</text:p>
          </table:table-cell>
          <table:table-cell office:value-type="float" office:value="4">
            <text:p>4</text:p>
          </table:table-cell>
          <table:table-cell office:value-type="string">
            <text:p>VREFB</text:p>
          </table:table-cell>
          <table:table-cell office:value-type="string">
            <text:p>A0[4]</text:p>
          </table:table-cell>
          <table:table-cell/>
          <table:table-cell office:value-type="string">
            <text:p>S0.0</text:p>
          </table:table-cell>
          <table:table-cell office:value-type="string">
            <text:p>TC0[0]</text:p>
          </table:table-cell>
          <table:table-cell table:number-columns-repeated="1017"/>
        </table:table-row>
        <table:table-row table:style-name="ro1">
          <table:table-cell office:value-type="string">
            <text:p>PA05</text:p>
          </table:table-cell>
          <table:table-cell office:value-type="float" office:value="5">
            <text:p>5</text:p>
          </table:table-cell>
          <table:table-cell office:value-type="string">
            <text:p>VOUT1</text:p>
          </table:table-cell>
          <table:table-cell office:value-type="string">
            <text:p>A0[5]</text:p>
          </table:table-cell>
          <table:table-cell/>
          <table:table-cell office:value-type="string">
            <text:p>S0.1</text:p>
          </table:table-cell>
          <table:table-cell office:value-type="string">
            <text:p>TC0[1]</text:p>
          </table:table-cell>
          <table:table-cell table:number-columns-repeated="1017"/>
        </table:table-row>
        <table:table-row table:style-name="ro1">
          <table:table-cell office:value-type="string">
            <text:p>PA06</text:p>
          </table:table-cell>
          <table:table-cell office:value-type="float" office:value="6">
            <text:p>6</text:p>
          </table:table-cell>
          <table:table-cell office:value-type="string">
            <text:p>VREFC</text:p>
          </table:table-cell>
          <table:table-cell office:value-type="string">
            <text:p>A0[6]</text:p>
          </table:table-cell>
          <table:table-cell/>
          <table:table-cell office:value-type="string">
            <text:p>S0.2</text:p>
          </table:table-cell>
          <table:table-cell office:value-type="string">
            <text:p>TC1[0]</text:p>
          </table:table-cell>
          <table:table-cell table:number-columns-repeated="3"/>
          <table:table-cell office:value-type="string">
            <text:p>SDCD</text:p>
          </table:table-cell>
          <table:table-cell table:number-columns-repeated="1013"/>
        </table:table-row>
        <table:table-row table:style-name="ro1">
          <table:table-cell office:value-type="string">
            <text:p>PA07</text:p>
          </table:table-cell>
          <table:table-cell office:value-type="float" office:value="7">
            <text:p>7</text:p>
          </table:table-cell>
          <table:table-cell/>
          <table:table-cell office:value-type="string">
            <text:p>A0[7]</text:p>
          </table:table-cell>
          <table:table-cell/>
          <table:table-cell office:value-type="string">
            <text:p>S0.3</text:p>
          </table:table-cell>
          <table:table-cell office:value-type="string">
            <text:p>TC1[1]</text:p>
          </table:table-cell>
          <table:table-cell table:number-columns-repeated="3"/>
          <table:table-cell office:value-type="string">
            <text:p>SDWP</text:p>
          </table:table-cell>
          <table:table-cell table:number-columns-repeated="1013"/>
        </table:table-row>
        <table:table-row table:style-name="ro1">
          <table:table-cell office:value-type="string">
            <text:p>PA08</text:p>
          </table:table-cell>
          <table:table-cell office:value-type="string">
            <text:p>NMI</text:p>
          </table:table-cell>
          <table:table-cell/>
          <table:table-cell office:value-type="string">
            <text:p>A0[8]/A1[2]</text:p>
          </table:table-cell>
          <table:table-cell office:value-type="string">
            <text:p>S0.0</text:p>
          </table:table-cell>
          <table:table-cell office:value-type="string">
            <text:p>S2.1</text:p>
          </table:table-cell>
          <table:table-cell office:value-type="string">
            <text:p>TC0[0]</text:p>
          </table:table-cell>
          <table:table-cell office:value-type="string">
            <text:p>TCC0[0]</text:p>
          </table:table-cell>
          <table:table-cell office:value-type="string">
            <text:p>TCC1[4]</text:p>
          </table:table-cell>
          <table:table-cell office:value-type="string">
            <text:p>DATA0</text:p>
          </table:table-cell>
          <table:table-cell office:value-type="string">
            <text:p>SDCMD</text:p>
          </table:table-cell>
          <table:table-cell office:value-type="string">
            <text:p>MCK0</text:p>
          </table:table-cell>
          <table:table-cell table:number-columns-repeated="1012"/>
        </table:table-row>
        <table:table-row table:style-name="ro1">
          <table:table-cell office:value-type="string">
            <text:p>PA09</text:p>
          </table:table-cell>
          <table:table-cell office:value-type="float" office:value="9">
            <text:p>9</text:p>
          </table:table-cell>
          <table:table-cell/>
          <table:table-cell office:value-type="string">
            <text:p>A0[0]/A1[3]</text:p>
          </table:table-cell>
          <table:table-cell office:value-type="string">
            <text:p>S0.1</text:p>
          </table:table-cell>
          <table:table-cell office:value-type="string">
            <text:p>S2.0</text:p>
          </table:table-cell>
          <table:table-cell office:value-type="string">
            <text:p>TC0[1]</text:p>
          </table:table-cell>
          <table:table-cell office:value-type="string">
            <text:p>TCC0[1]</text:p>
          </table:table-cell>
          <table:table-cell office:value-type="string">
            <text:p>TCC1[5]</text:p>
          </table:table-cell>
          <table:table-cell office:value-type="string">
            <text:p>DATA1</text:p>
          </table:table-cell>
          <table:table-cell office:value-type="string">
            <text:p>SDDAT0</text:p>
          </table:table-cell>
          <table:table-cell office:value-type="string">
            <text:p>FS0</text:p>
          </table:table-cell>
          <table:table-cell table:number-columns-repeated="1012"/>
        </table:table-row>
        <table:table-row table:style-name="ro1">
          <table:table-cell office:value-type="string">
            <text:p>PA1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0[10]</text:p>
          </table:table-cell>
          <table:table-cell office:value-type="string">
            <text:p>S0.2</text:p>
          </table:table-cell>
          <table:table-cell office:value-type="string">
            <text:p>S2.2</text:p>
          </table:table-cell>
          <table:table-cell office:value-type="string">
            <text:p>TC1[0]</text:p>
          </table:table-cell>
          <table:table-cell office:value-type="string">
            <text:p>TCC0[2]</text:p>
          </table:table-cell>
          <table:table-cell office:value-type="string">
            <text:p>TCC1[6]</text:p>
          </table:table-cell>
          <table:table-cell office:value-type="string">
            <text:p>DATA2</text:p>
          </table:table-cell>
          <table:table-cell office:value-type="string">
            <text:p>SDDAT1</text:p>
          </table:table-cell>
          <table:table-cell office:value-type="string">
            <text:p>SCK0</text:p>
          </table:table-cell>
          <table:table-cell table:number-columns-repeated="1012"/>
        </table:table-row>
        <table:table-row table:style-name="ro1">
          <table:table-cell office:value-type="string">
            <text:p>PA11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A0[11]</text:p>
          </table:table-cell>
          <table:table-cell office:value-type="string">
            <text:p>S0.3</text:p>
          </table:table-cell>
          <table:table-cell office:value-type="string">
            <text:p>S2.3</text:p>
          </table:table-cell>
          <table:table-cell office:value-type="string">
            <text:p>TC1[1]</text:p>
          </table:table-cell>
          <table:table-cell office:value-type="string">
            <text:p>TCC0[3]</text:p>
          </table:table-cell>
          <table:table-cell office:value-type="string">
            <text:p>TCC1[7]</text:p>
          </table:table-cell>
          <table:table-cell office:value-type="string">
            <text:p>DATA3</text:p>
          </table:table-cell>
          <table:table-cell office:value-type="string">
            <text:p>SDDAT2</text:p>
          </table:table-cell>
          <table:table-cell office:value-type="string">
            <text:p>SDO</text:p>
          </table:table-cell>
          <table:table-cell table:number-columns-repeated="1012"/>
        </table:table-row>
        <table:table-row table:style-name="ro1">
          <table:table-cell office:value-type="string">
            <text:p>PA12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S2.0</text:p>
          </table:table-cell>
          <table:table-cell office:value-type="string">
            <text:p>S4.1</text:p>
          </table:table-cell>
          <table:table-cell office:value-type="string">
            <text:p>TC2[0]</text:p>
          </table:table-cell>
          <table:table-cell office:value-type="string">
            <text:p>TCC0[6]</text:p>
          </table:table-cell>
          <table:table-cell office:value-type="string">
            <text:p>TCC1[2]</text:p>
          </table:table-cell>
          <table:table-cell/>
          <table:table-cell office:value-type="string">
            <text:p>SDCD</text:p>
          </table:table-cell>
          <table:table-cell/>
          <table:table-cell office:value-type="string">
            <text:p>DEN1</text:p>
          </table:table-cell>
          <table:table-cell table:number-columns-repeated="1011"/>
        </table:table-row>
        <table:table-row table:style-name="ro1">
          <table:table-cell office:value-type="string">
            <text:p>PA13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S2.1</text:p>
          </table:table-cell>
          <table:table-cell office:value-type="string">
            <text:p>S4.0</text:p>
          </table:table-cell>
          <table:table-cell office:value-type="string">
            <text:p>TC2[1]</text:p>
          </table:table-cell>
          <table:table-cell office:value-type="string">
            <text:p>TCC0[7]</text:p>
          </table:table-cell>
          <table:table-cell office:value-type="string">
            <text:p>TCC1[3]</text:p>
          </table:table-cell>
          <table:table-cell/>
          <table:table-cell office:value-type="string">
            <text:p>SDWP</text:p>
          </table:table-cell>
          <table:table-cell/>
          <table:table-cell office:value-type="string">
            <text:p>DEN2</text:p>
          </table:table-cell>
          <table:table-cell table:number-columns-repeated="1011"/>
        </table:table-row>
        <table:table-row table:style-name="ro1">
          <table:table-cell office:value-type="string">
            <text:p>PA14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S2.2</text:p>
          </table:table-cell>
          <table:table-cell office:value-type="string">
            <text:p>S4.2</text:p>
          </table:table-cell>
          <table:table-cell office:value-type="string">
            <text:p>TC3[0]</text:p>
          </table:table-cell>
          <table:table-cell office:value-type="string">
            <text:p>TCC2[0]</text:p>
          </table:table-cell>
          <table:table-cell office:value-type="string">
            <text:p>TCC1[2]</text:p>
          </table:table-cell>
          <table:table-cell table:number-columns-repeated="3"/>
          <table:table-cell office:value-type="string">
            <text:p>CLK</text:p>
          </table:table-cell>
          <table:table-cell table:number-columns-repeated="1011"/>
        </table:table-row>
        <table:table-row table:style-name="ro1">
          <table:table-cell office:value-type="string">
            <text:p>PA15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S2.3</text:p>
          </table:table-cell>
          <table:table-cell office:value-type="string">
            <text:p>S4.3</text:p>
          </table:table-cell>
          <table:table-cell office:value-type="string">
            <text:p>TC3[1]</text:p>
          </table:table-cell>
          <table:table-cell office:value-type="string">
            <text:p>TCC2[1]</text:p>
          </table:table-cell>
          <table:table-cell office:value-type="string">
            <text:p>TCC1[3]</text:p>
          </table:table-cell>
          <table:table-cell table:number-columns-repeated="1015"/>
        </table:table-row>
        <table:table-row table:style-name="ro1">
          <table:table-cell office:value-type="string">
            <text:p>PA1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1.0</text:p>
          </table:table-cell>
          <table:table-cell office:value-type="string">
            <text:p>S3.1</text:p>
          </table:table-cell>
          <table:table-cell office:value-type="string">
            <text:p>TC2[0]</text:p>
          </table:table-cell>
          <table:table-cell office:value-type="string">
            <text:p>TCC1[0]</text:p>
          </table:table-cell>
          <table:table-cell office:value-type="string">
            <text:p>TCC0[4]</text:p>
          </table:table-cell>
          <table:table-cell table:number-columns-repeated="3"/>
          <table:table-cell office:value-type="string">
            <text:p>DATA0</text:p>
          </table:table-cell>
          <table:table-cell table:number-columns-repeated="1011"/>
        </table:table-row>
        <table:table-row table:style-name="ro1">
          <table:table-cell office:value-type="string">
            <text:p>PA1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1.1</text:p>
          </table:table-cell>
          <table:table-cell office:value-type="string">
            <text:p>S3.0</text:p>
          </table:table-cell>
          <table:table-cell office:value-type="string">
            <text:p>TC2[1]</text:p>
          </table:table-cell>
          <table:table-cell office:value-type="string">
            <text:p>TCC1[1]</text:p>
          </table:table-cell>
          <table:table-cell office:value-type="string">
            <text:p>TCC0[5]</text:p>
          </table:table-cell>
          <table:table-cell table:number-columns-repeated="3"/>
          <table:table-cell office:value-type="string">
            <text:p>DATA1</text:p>
          </table:table-cell>
          <table:table-cell table:number-columns-repeated="1011"/>
        </table:table-row>
        <table:table-row table:style-name="ro1">
          <table:table-cell office:value-type="string">
            <text:p>PA18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1.2</text:p>
          </table:table-cell>
          <table:table-cell office:value-type="string">
            <text:p>S3.2</text:p>
          </table:table-cell>
          <table:table-cell office:value-type="string">
            <text:p>TC3[0]</text:p>
          </table:table-cell>
          <table:table-cell office:value-type="string">
            <text:p>TCC1[2]</text:p>
          </table:table-cell>
          <table:table-cell office:value-type="string">
            <text:p>TCC0[6]</text:p>
          </table:table-cell>
          <table:table-cell table:number-columns-repeated="3"/>
          <table:table-cell office:value-type="string">
            <text:p>DATA2</text:p>
          </table:table-cell>
          <table:table-cell table:number-columns-repeated="1011"/>
        </table:table-row>
        <table:table-row table:style-name="ro1">
          <table:table-cell office:value-type="string">
            <text:p>PA19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1.3</text:p>
          </table:table-cell>
          <table:table-cell office:value-type="string">
            <text:p>S3.3</text:p>
          </table:table-cell>
          <table:table-cell office:value-type="string">
            <text:p>TC3[1]</text:p>
          </table:table-cell>
          <table:table-cell office:value-type="string">
            <text:p>TCC1[3]</text:p>
          </table:table-cell>
          <table:table-cell office:value-type="string">
            <text:p>TCC0[7]</text:p>
          </table:table-cell>
          <table:table-cell table:number-columns-repeated="3"/>
          <table:table-cell office:value-type="string">
            <text:p>DATA3</text:p>
          </table:table-cell>
          <table:table-cell table:number-columns-repeated="1011"/>
        </table:table-row>
        <table:table-row table:style-name="ro1">
          <table:table-cell office:value-type="string">
            <text:p>PA2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5.2</text:p>
          </table:table-cell>
          <table:table-cell office:value-type="string">
            <text:p>S3.2</text:p>
          </table:table-cell>
          <table:table-cell office:value-type="string">
            <text:p>TC7[0]</text:p>
          </table:table-cell>
          <table:table-cell office:value-type="string">
            <text:p>TCC1[4]</text:p>
          </table:table-cell>
          <table:table-cell office:value-type="string">
            <text:p>TCC0[0]</text:p>
          </table:table-cell>
          <table:table-cell/>
          <table:table-cell office:value-type="string">
            <text:p>SDCMD</text:p>
          </table:table-cell>
          <table:table-cell office:value-type="string">
            <text:p>FS0</text:p>
          </table:table-cell>
          <table:table-cell office:value-type="string">
            <text:p>DATA4</text:p>
          </table:table-cell>
          <table:table-cell table:number-columns-repeated="1011"/>
        </table:table-row>
        <table:table-row table:style-name="ro1">
          <table:table-cell office:value-type="string">
            <text:p>PA2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S5.3</text:p>
          </table:table-cell>
          <table:table-cell office:value-type="string">
            <text:p>S3.3</text:p>
          </table:table-cell>
          <table:table-cell office:value-type="string">
            <text:p>TC7[1]</text:p>
          </table:table-cell>
          <table:table-cell office:value-type="string">
            <text:p>TCC1[5]</text:p>
          </table:table-cell>
          <table:table-cell office:value-type="string">
            <text:p>TCC0[1]</text:p>
          </table:table-cell>
          <table:table-cell/>
          <table:table-cell office:value-type="string">
            <text:p>SDCK</text:p>
          </table:table-cell>
          <table:table-cell office:value-type="string">
            <text:p>SDO</text:p>
          </table:table-cell>
          <table:table-cell office:value-type="string">
            <text:p>DATA5</text:p>
          </table:table-cell>
          <table:table-cell table:number-columns-repeated="1011"/>
        </table:table-row>
        <table:table-row table:style-name="ro1">
          <table:table-cell office:value-type="string">
            <text:p>PA2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3.0</text:p>
          </table:table-cell>
          <table:table-cell office:value-type="string">
            <text:p>S5.1</text:p>
          </table:table-cell>
          <table:table-cell office:value-type="string">
            <text:p>TC4[0]</text:p>
          </table:table-cell>
          <table:table-cell office:value-type="string">
            <text:p>TCC1[6]</text:p>
          </table:table-cell>
          <table:table-cell office:value-type="string">
            <text:p>TCC0[2]</text:p>
          </table:table-cell>
          <table:table-cell office:value-type="string">
            <text:p>CAN0TX</text:p>
          </table:table-cell>
          <table:table-cell/>
          <table:table-cell office:value-type="string">
            <text:p>SDI</text:p>
          </table:table-cell>
          <table:table-cell office:value-type="string">
            <text:p>DATA6</text:p>
          </table:table-cell>
          <table:table-cell table:number-columns-repeated="1011"/>
        </table:table-row>
        <table:table-row table:style-name="ro1">
          <table:table-cell office:value-type="string">
            <text:p>PA2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S3.1</text:p>
          </table:table-cell>
          <table:table-cell office:value-type="string">
            <text:p>S5.0</text:p>
          </table:table-cell>
          <table:table-cell office:value-type="string">
            <text:p>TC4[1]</text:p>
          </table:table-cell>
          <table:table-cell office:value-type="string">
            <text:p>TCC1[7]</text:p>
          </table:table-cell>
          <table:table-cell office:value-type="string">
            <text:p>TCC0[3]</text:p>
          </table:table-cell>
          <table:table-cell office:value-type="string">
            <text:p>CAN0RX</text:p>
          </table:table-cell>
          <table:table-cell office:value-type="string">
            <text:p>SOF 1KHZ</text:p>
          </table:table-cell>
          <table:table-cell office:value-type="string">
            <text:p>FS1</text:p>
          </table:table-cell>
          <table:table-cell office:value-type="string">
            <text:p>DATA7</text:p>
          </table:table-cell>
          <table:table-cell table:number-columns-repeated="1011"/>
        </table:table-row>
        <table:table-row table:style-name="ro1">
          <table:table-cell office:value-type="string">
            <text:p>PA24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S3.2</text:p>
          </table:table-cell>
          <table:table-cell office:value-type="string">
            <text:p>S5.2</text:p>
          </table:table-cell>
          <table:table-cell office:value-type="string">
            <text:p>TC5[0]</text:p>
          </table:table-cell>
          <table:table-cell office:value-type="string">
            <text:p>TCC2[2]</text:p>
          </table:table-cell>
          <table:table-cell/>
          <table:table-cell office:value-type="string">
            <text:p>CAN0TX</text:p>
          </table:table-cell>
          <table:table-cell office:value-type="string">
            <text:p>USB D-</text:p>
          </table:table-cell>
          <table:table-cell table:number-columns-repeated="1013"/>
        </table:table-row>
        <table:table-row table:style-name="ro1">
          <table:table-cell office:value-type="string">
            <text:p>PA2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S3.3</text:p>
          </table:table-cell>
          <table:table-cell office:value-type="string">
            <text:p>S5.1</text:p>
          </table:table-cell>
          <table:table-cell office:value-type="string">
            <text:p>TC5[1]</text:p>
          </table:table-cell>
          <table:table-cell table:number-columns-repeated="2"/>
          <table:table-cell office:value-type="string">
            <text:p>CAN0RX</text:p>
          </table:table-cell>
          <table:table-cell office:value-type="string">
            <text:p>USB D+</text:p>
          </table:table-cell>
          <table:table-cell table:number-columns-repeated="1013"/>
        </table:table-row>
        <table:table-row table:style-name="ro1">
          <table:table-cell office:value-type="string">
            <text:p>PA27</text:p>
          </table:table-cell>
          <table:table-cell office:value-type="float" office:value="11">
            <text:p>11</text:p>
          </table:table-cell>
          <table:table-cell table:number-columns-repeated="1022"/>
        </table:table-row>
        <table:table-row table:style-name="ro1">
          <table:table-cell office:value-type="string">
            <text:p>PA30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S7.2</text:p>
          </table:table-cell>
          <table:table-cell office:value-type="string">
            <text:p>S1.2</text:p>
          </table:table-cell>
          <table:table-cell office:value-type="string">
            <text:p>TC6[0]</text:p>
          </table:table-cell>
          <table:table-cell office:value-type="string">
            <text:p>TCC2[0]</text:p>
          </table:table-cell>
          <table:table-cell table:number-columns-repeated="2"/>
          <table:table-cell office:value-type="string">
            <text:p>SWCLK</text:p>
          </table:table-cell>
          <table:table-cell table:number-columns-repeated="1013"/>
        </table:table-row>
        <table:table-row table:style-name="ro1">
          <table:table-cell office:value-type="string">
            <text:p>PA31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S7.3</text:p>
          </table:table-cell>
          <table:table-cell office:value-type="string">
            <text:p>S1.3</text:p>
          </table:table-cell>
          <table:table-cell office:value-type="string">
            <text:p>TC6[1]</text:p>
          </table:table-cell>
          <table:table-cell office:value-type="string">
            <text:p>TCC2[1]</text:p>
          </table:table-cell>
          <table:table-cell table:number-columns-repeated="2"/>
          <table:table-cell office:value-type="string">
            <text:p>SWDIO</text:p>
          </table:table-cell>
          <table:table-cell table:number-columns-repeated="1013"/>
        </table:table-row>
        <table:table-row table:style-name="ro1">
          <table:table-cell office:value-type="string">
            <text:p>PB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0[12]</text:p>
          </table:table-cell>
          <table:table-cell/>
          <table:table-cell office:value-type="string">
            <text:p>S5.2</text:p>
          </table:table-cell>
          <table:table-cell office:value-type="string">
            <text:p>TC7[0]</text:p>
          </table:table-cell>
          <table:table-cell table:number-columns-repeated="1017"/>
        </table:table-row>
        <table:table-row table:style-name="ro1">
          <table:table-cell office:value-type="string">
            <text:p>PB0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0[13]</text:p>
          </table:table-cell>
          <table:table-cell/>
          <table:table-cell office:value-type="string">
            <text:p>S5.3</text:p>
          </table:table-cell>
          <table:table-cell office:value-type="string">
            <text:p>TC7[1]</text:p>
          </table:table-cell>
          <table:table-cell table:number-columns-repeated="1017"/>
        </table:table-row>
        <table:table-row table:style-name="ro1">
          <table:table-cell office:value-type="string">
            <text:p>PB0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0[14]</text:p>
          </table:table-cell>
          <table:table-cell/>
          <table:table-cell office:value-type="string">
            <text:p>S5.0</text:p>
          </table:table-cell>
          <table:table-cell office:value-type="string">
            <text:p>TC6[0]</text:p>
          </table:table-cell>
          <table:table-cell office:value-type="string">
            <text:p>TCC2[2]</text:p>
          </table:table-cell>
          <table:table-cell table:number-columns-repeated="1016"/>
        </table:table-row>
        <table:table-row table:style-name="ro1">
          <table:table-cell office:value-type="string">
            <text:p>PB0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0[15]</text:p>
          </table:table-cell>
          <table:table-cell/>
          <table:table-cell office:value-type="string">
            <text:p>S5.1</text:p>
          </table:table-cell>
          <table:table-cell office:value-type="string">
            <text:p>TC6[1]</text:p>
          </table:table-cell>
          <table:table-cell table:number-columns-repeated="1017"/>
        </table:table-row>
        <table:table-row table:style-name="ro1">
          <table:table-cell office:value-type="string">
            <text:p>PB0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A1[6]</text:p>
          </table:table-cell>
          <table:table-cell table:number-columns-repeated="1020"/>
        </table:table-row>
        <table:table-row table:style-name="ro1">
          <table:table-cell office:value-type="string">
            <text:p>PB05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1[7]</text:p>
          </table:table-cell>
          <table:table-cell table:number-columns-repeated="1020"/>
        </table:table-row>
        <table:table-row table:style-name="ro1">
          <table:table-cell office:value-type="string">
            <text:p>PB06</text:p>
          </table:table-cell>
          <table:table-cell office:value-type="float" office:value="6">
            <text:p>6</text:p>
          </table:table-cell>
          <table:table-cell/>
          <table:table-cell office:value-type="string">
            <text:p>A1[8]</text:p>
          </table:table-cell>
          <table:table-cell table:number-columns-repeated="1020"/>
        </table:table-row>
        <table:table-row table:style-name="ro1">
          <table:table-cell office:value-type="string">
            <text:p>PB07</text:p>
          </table:table-cell>
          <table:table-cell office:value-type="float" office:value="7">
            <text:p>7</text:p>
          </table:table-cell>
          <table:table-cell/>
          <table:table-cell office:value-type="string">
            <text:p>A1[9]</text:p>
          </table:table-cell>
          <table:table-cell table:number-columns-repeated="1020"/>
        </table:table-row>
        <table:table-row table:style-name="ro1">
          <table:table-cell office:value-type="string">
            <text:p>PB08</text:p>
          </table:table-cell>
          <table:table-cell office:value-type="float" office:value="8">
            <text:p>8</text:p>
          </table:table-cell>
          <table:table-cell/>
          <table:table-cell office:value-type="string">
            <text:p>A0[2]/A1[0]</text:p>
          </table:table-cell>
          <table:table-cell/>
          <table:table-cell office:value-type="string">
            <text:p>S4.0</text:p>
          </table:table-cell>
          <table:table-cell office:value-type="string">
            <text:p>TC4[0]</text:p>
          </table:table-cell>
          <table:table-cell table:number-columns-repeated="1017"/>
        </table:table-row>
        <table:table-row table:style-name="ro1">
          <table:table-cell office:value-type="string">
            <text:p>PB09</text:p>
          </table:table-cell>
          <table:table-cell office:value-type="float" office:value="9">
            <text:p>9</text:p>
          </table:table-cell>
          <table:table-cell/>
          <table:table-cell office:value-type="string">
            <text:p>A0[3]/A1[1]</text:p>
          </table:table-cell>
          <table:table-cell/>
          <table:table-cell office:value-type="string">
            <text:p>S4.1</text:p>
          </table:table-cell>
          <table:table-cell office:value-type="string">
            <text:p>TC4[1]</text:p>
          </table:table-cell>
          <table:table-cell table:number-columns-repeated="1017"/>
        </table:table-row>
        <table:table-row table:style-name="ro1">
          <table:table-cell office:value-type="string">
            <text:p>PB10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S4.2</text:p>
          </table:table-cell>
          <table:table-cell office:value-type="string">
            <text:p>TC5[0]</text:p>
          </table:table-cell>
          <table:table-cell office:value-type="string">
            <text:p>TCC0[4]</text:p>
          </table:table-cell>
          <table:table-cell office:value-type="string">
            <text:p>TCC1[0]</text:p>
          </table:table-cell>
          <table:table-cell office:value-type="string">
            <text:p>SCK</text:p>
          </table:table-cell>
          <table:table-cell office:value-type="string">
            <text:p>SDDAT3</text:p>
          </table:table-cell>
          <table:table-cell office:value-type="string">
            <text:p>SDI</text:p>
          </table:table-cell>
          <table:table-cell table:number-columns-repeated="1012"/>
        </table:table-row>
        <table:table-row table:style-name="ro1">
          <table:table-cell office:value-type="string">
            <text:p>PB11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S4.3</text:p>
          </table:table-cell>
          <table:table-cell office:value-type="string">
            <text:p>TC5[1]</text:p>
          </table:table-cell>
          <table:table-cell office:value-type="string">
            <text:p>TCC0[5]</text:p>
          </table:table-cell>
          <table:table-cell office:value-type="string">
            <text:p>TCC1[1]</text:p>
          </table:table-cell>
          <table:table-cell office:value-type="string">
            <text:p>CS</text:p>
          </table:table-cell>
          <table:table-cell office:value-type="string">
            <text:p>SDCK</text:p>
          </table:table-cell>
          <table:table-cell office:value-type="string">
            <text:p>FS1</text:p>
          </table:table-cell>
          <table:table-cell table:number-columns-repeated="1012"/>
        </table:table-row>
        <table:table-row table:style-name="ro1">
          <table:table-cell office:value-type="string">
            <text:p>PB12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S4.0</text:p>
          </table:table-cell>
          <table:table-cell/>
          <table:table-cell office:value-type="string">
            <text:p>TC4[0]</text:p>
          </table:table-cell>
          <table:table-cell office:value-type="string">
            <text:p>TCC3[0]</text:p>
          </table:table-cell>
          <table:table-cell office:value-type="string">
            <text:p>TCC0[0]</text:p>
          </table:table-cell>
          <table:table-cell office:value-type="string">
            <text:p>CAN1TX</text:p>
          </table:table-cell>
          <table:table-cell office:value-type="string">
            <text:p>SDCD</text:p>
          </table:table-cell>
          <table:table-cell office:value-type="string">
            <text:p>SCK1</text:p>
          </table:table-cell>
          <table:table-cell table:number-columns-repeated="1012"/>
        </table:table-row>
        <table:table-row table:style-name="ro1">
          <table:table-cell office:value-type="string">
            <text:p>PB13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S4.1</text:p>
          </table:table-cell>
          <table:table-cell/>
          <table:table-cell office:value-type="string">
            <text:p>TC4[1]</text:p>
          </table:table-cell>
          <table:table-cell office:value-type="string">
            <text:p>TCC3[1]</text:p>
          </table:table-cell>
          <table:table-cell office:value-type="string">
            <text:p>TCC0[1]</text:p>
          </table:table-cell>
          <table:table-cell office:value-type="string">
            <text:p>CAN1RX</text:p>
          </table:table-cell>
          <table:table-cell office:value-type="string">
            <text:p>SDWP</text:p>
          </table:table-cell>
          <table:table-cell office:value-type="string">
            <text:p>MCK1</text:p>
          </table:table-cell>
          <table:table-cell table:number-columns-repeated="1012"/>
        </table:table-row>
        <table:table-row table:style-name="ro1">
          <table:table-cell office:value-type="string">
            <text:p>PB14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S4.2</text:p>
          </table:table-cell>
          <table:table-cell/>
          <table:table-cell office:value-type="string">
            <text:p>TC5[0]</text:p>
          </table:table-cell>
          <table:table-cell office:value-type="string">
            <text:p>TCC4[0]</text:p>
          </table:table-cell>
          <table:table-cell office:value-type="string">
            <text:p>TCC0[2]</text:p>
          </table:table-cell>
          <table:table-cell office:value-type="string">
            <text:p>CAN1TX</text:p>
          </table:table-cell>
          <table:table-cell table:number-columns-repeated="2"/>
          <table:table-cell office:value-type="string">
            <text:p>DATA8</text:p>
          </table:table-cell>
          <table:table-cell table:number-columns-repeated="1011"/>
        </table:table-row>
        <table:table-row table:style-name="ro1">
          <table:table-cell office:value-type="string">
            <text:p>PB15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S4.3</text:p>
          </table:table-cell>
          <table:table-cell/>
          <table:table-cell office:value-type="string">
            <text:p>TC5[1]</text:p>
          </table:table-cell>
          <table:table-cell office:value-type="string">
            <text:p>TCC4[1]</text:p>
          </table:table-cell>
          <table:table-cell office:value-type="string">
            <text:p>TCC0[3]</text:p>
          </table:table-cell>
          <table:table-cell office:value-type="string">
            <text:p>CAN1RX</text:p>
          </table:table-cell>
          <table:table-cell table:number-columns-repeated="2"/>
          <table:table-cell office:value-type="string">
            <text:p>DATA9</text:p>
          </table:table-cell>
          <table:table-cell table:number-columns-repeated="1011"/>
        </table:table-row>
        <table:table-row table:style-name="ro1">
          <table:table-cell office:value-type="string">
            <text:p>PB1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5.0</text:p>
          </table:table-cell>
          <table:table-cell/>
          <table:table-cell office:value-type="string">
            <text:p>TC6[0]</text:p>
          </table:table-cell>
          <table:table-cell office:value-type="string">
            <text:p>TCC3[0]</text:p>
          </table:table-cell>
          <table:table-cell office:value-type="string">
            <text:p>TCC0[4]</text:p>
          </table:table-cell>
          <table:table-cell/>
          <table:table-cell office:value-type="string">
            <text:p>SDCD</text:p>
          </table:table-cell>
          <table:table-cell office:value-type="string">
            <text:p>SCK0</text:p>
          </table:table-cell>
          <table:table-cell table:number-columns-repeated="1012"/>
        </table:table-row>
        <table:table-row table:style-name="ro1">
          <table:table-cell office:value-type="string">
            <text:p>PB1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5.1</text:p>
          </table:table-cell>
          <table:table-cell/>
          <table:table-cell office:value-type="string">
            <text:p>TC6[1]</text:p>
          </table:table-cell>
          <table:table-cell office:value-type="string">
            <text:p>TCC3[1]</text:p>
          </table:table-cell>
          <table:table-cell office:value-type="string">
            <text:p>TCC0[5]</text:p>
          </table:table-cell>
          <table:table-cell/>
          <table:table-cell office:value-type="string">
            <text:p>SDWP</text:p>
          </table:table-cell>
          <table:table-cell office:value-type="string">
            <text:p>MCK0</text:p>
          </table:table-cell>
          <table:table-cell table:number-columns-repeated="1012"/>
        </table:table-row>
        <table:table-row table:style-name="ro1">
          <table:table-cell office:value-type="string">
            <text:p>PB18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5.2</text:p>
          </table:table-cell>
          <table:table-cell office:value-type="string">
            <text:p>S7.2</text:p>
          </table:table-cell>
          <table:table-cell/>
          <table:table-cell office:value-type="string">
            <text:p>TCC1[0]</text:p>
          </table:table-cell>
          <table:table-cell table:number-columns-repeated="2"/>
          <table:table-cell office:value-type="string">
            <text:p>SDDAT0</text:p>
          </table:table-cell>
          <table:table-cell table:number-columns-repeated="1013"/>
        </table:table-row>
        <table:table-row table:style-name="ro1">
          <table:table-cell office:value-type="string">
            <text:p>PB19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5.3</text:p>
          </table:table-cell>
          <table:table-cell office:value-type="string">
            <text:p>S7.3</text:p>
          </table:table-cell>
          <table:table-cell/>
          <table:table-cell office:value-type="string">
            <text:p>TCC1[1]</text:p>
          </table:table-cell>
          <table:table-cell table:number-columns-repeated="2"/>
          <table:table-cell office:value-type="string">
            <text:p>SDDAT1</text:p>
          </table:table-cell>
          <table:table-cell table:number-columns-repeated="1013"/>
        </table:table-row>
        <table:table-row table:style-name="ro1">
          <table:table-cell office:value-type="string">
            <text:p>PB2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3.0</text:p>
          </table:table-cell>
          <table:table-cell office:value-type="string">
            <text:p>S7.1</text:p>
          </table:table-cell>
          <table:table-cell/>
          <table:table-cell office:value-type="string">
            <text:p>TCC1[2]</text:p>
          </table:table-cell>
          <table:table-cell table:number-columns-repeated="2"/>
          <table:table-cell office:value-type="string">
            <text:p>SDDAT2</text:p>
          </table:table-cell>
          <table:table-cell table:number-columns-repeated="1013"/>
        </table:table-row>
        <table:table-row table:style-name="ro1">
          <table:table-cell office:value-type="string">
            <text:p>PB2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S3.1</text:p>
          </table:table-cell>
          <table:table-cell office:value-type="string">
            <text:p>S7.0</text:p>
          </table:table-cell>
          <table:table-cell/>
          <table:table-cell office:value-type="string">
            <text:p>TCC1[3]</text:p>
          </table:table-cell>
          <table:table-cell table:number-columns-repeated="2"/>
          <table:table-cell office:value-type="string">
            <text:p>SDDAT3</text:p>
          </table:table-cell>
          <table:table-cell table:number-columns-repeated="1013"/>
        </table:table-row>
        <table:table-row table:style-name="ro1">
          <table:table-cell office:value-type="string">
            <text:p>PB2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1.2</text:p>
          </table:table-cell>
          <table:table-cell office:value-type="string">
            <text:p>S5.2</text:p>
          </table:table-cell>
          <table:table-cell office:value-type="string">
            <text:p>TC7[0]</text:p>
          </table:table-cell>
          <table:table-cell table:number-columns-repeated="3"/>
          <table:table-cell office:value-type="string">
            <text:p>SOF 1KHZ</text:p>
          </table:table-cell>
          <table:table-cell table:number-columns-repeated="1013"/>
        </table:table-row>
        <table:table-row table:style-name="ro1">
          <table:table-cell office:value-type="string">
            <text:p>PB2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S1.2</text:p>
          </table:table-cell>
          <table:table-cell office:value-type="string">
            <text:p>S5.3</text:p>
          </table:table-cell>
          <table:table-cell office:value-type="string">
            <text:p>TC7[1]</text:p>
          </table:table-cell>
          <table:table-cell table:number-columns-repeated="1017"/>
        </table:table-row>
        <table:table-row table:style-name="ro1">
          <table:table-cell office:value-type="string">
            <text:p>PB24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S0.0</text:p>
          </table:table-cell>
          <table:table-cell office:value-type="string">
            <text:p>S2.1</text:p>
          </table:table-cell>
          <table:table-cell table:number-columns-repeated="1018"/>
        </table:table-row>
        <table:table-row table:style-name="ro1">
          <table:table-cell office:value-type="string">
            <text:p>PB2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S0.1</text:p>
          </table:table-cell>
          <table:table-cell office:value-type="string">
            <text:p>S2.0</text:p>
          </table:table-cell>
          <table:table-cell table:number-columns-repeated="1018"/>
        </table:table-row>
        <table:table-row table:style-name="ro1">
          <table:table-cell office:value-type="string">
            <text:p>PB26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S2.0</text:p>
          </table:table-cell>
          <table:table-cell office:value-type="string">
            <text:p>S4.1</text:p>
          </table:table-cell>
          <table:table-cell/>
          <table:table-cell office:value-type="string">
            <text:p>TCC1[2]</text:p>
          </table:table-cell>
          <table:table-cell table:number-columns-repeated="1016"/>
        </table:table-row>
        <table:table-row table:style-name="ro1">
          <table:table-cell office:value-type="string">
            <text:p>PB27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S2.1</text:p>
          </table:table-cell>
          <table:table-cell office:value-type="string">
            <text:p>S4.0</text:p>
          </table:table-cell>
          <table:table-cell/>
          <table:table-cell office:value-type="string">
            <text:p>TCC1[3]</text:p>
          </table:table-cell>
          <table:table-cell table:number-columns-repeated="1016"/>
        </table:table-row>
        <table:table-row table:style-name="ro1">
          <table:table-cell office:value-type="string">
            <text:p>PB28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S2.2</text:p>
          </table:table-cell>
          <table:table-cell office:value-type="string">
            <text:p>S4.2</text:p>
          </table:table-cell>
          <table:table-cell/>
          <table:table-cell office:value-type="string">
            <text:p>TCC1[4]</text:p>
          </table:table-cell>
          <table:table-cell table:number-columns-repeated="3"/>
          <table:table-cell office:value-type="string">
            <text:p>SCK1</text:p>
          </table:table-cell>
          <table:table-cell table:number-columns-repeated="1012"/>
        </table:table-row>
        <table:table-row table:style-name="ro1">
          <table:table-cell office:value-type="string">
            <text:p>PB29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S2.3</text:p>
          </table:table-cell>
          <table:table-cell office:value-type="string">
            <text:p>S4.3</text:p>
          </table:table-cell>
          <table:table-cell/>
          <table:table-cell office:value-type="string">
            <text:p>TCC1[5]</text:p>
          </table:table-cell>
          <table:table-cell table:number-columns-repeated="3"/>
          <table:table-cell office:value-type="string">
            <text:p>MCK1</text:p>
          </table:table-cell>
          <table:table-cell table:number-columns-repeated="1012"/>
        </table:table-row>
        <table:table-row table:style-name="ro1">
          <table:table-cell office:value-type="string">
            <text:p>PB30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S7.0</text:p>
          </table:table-cell>
          <table:table-cell office:value-type="string">
            <text:p>S5.1</text:p>
          </table:table-cell>
          <table:table-cell office:value-type="string">
            <text:p>TC0[0]</text:p>
          </table:table-cell>
          <table:table-cell office:value-type="string">
            <text:p>TCC4[0]</text:p>
          </table:table-cell>
          <table:table-cell office:value-type="string">
            <text:p>TCC0[6]</text:p>
          </table:table-cell>
          <table:table-cell/>
          <table:table-cell office:value-type="string">
            <text:p>SWDO</text:p>
          </table:table-cell>
          <table:table-cell table:number-columns-repeated="1013"/>
        </table:table-row>
        <table:table-row table:style-name="ro1">
          <table:table-cell office:value-type="string">
            <text:p>PB31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S7.1</text:p>
          </table:table-cell>
          <table:table-cell office:value-type="string">
            <text:p>S5.0</text:p>
          </table:table-cell>
          <table:table-cell office:value-type="string">
            <text:p>TC0[1]</text:p>
          </table:table-cell>
          <table:table-cell office:value-type="string">
            <text:p>TCC4[1]</text:p>
          </table:table-cell>
          <table:table-cell office:value-type="string">
            <text:p>TCC0[7]</text:p>
          </table:table-cell>
          <table:table-cell table:number-columns-repeated="1015"/>
        </table:table-row>
        <table:table-row table:style-name="ro1">
          <table:table-cell office:value-type="string">
            <text:p>PC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1[10]</text:p>
          </table:table-cell>
          <table:table-cell table:number-columns-repeated="1020"/>
        </table:table-row>
        <table:table-row table:style-name="ro1">
          <table:table-cell office:value-type="string">
            <text:p>PC0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1[11]</text:p>
          </table:table-cell>
          <table:table-cell table:number-columns-repeated="1020"/>
        </table:table-row>
        <table:table-row table:style-name="ro1">
          <table:table-cell office:value-type="string">
            <text:p>PC0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1[4]</text:p>
          </table:table-cell>
          <table:table-cell table:number-columns-repeated="1020"/>
        </table:table-row>
        <table:table-row table:style-name="ro1">
          <table:table-cell office:value-type="string">
            <text:p>PC0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1[5]</text:p>
          </table:table-cell>
          <table:table-cell table:number-columns-repeated="1020"/>
        </table:table-row>
        <table:table-row table:style-name="ro1">
          <table:table-cell office:value-type="string">
            <text:p>PC04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6.0</text:p>
          </table:table-cell>
          <table:table-cell table:number-columns-repeated="2"/>
          <table:table-cell office:value-type="string">
            <text:p>TCC[0]</text:p>
          </table:table-cell>
          <table:table-cell table:number-columns-repeated="1016"/>
        </table:table-row>
        <table:table-row table:style-name="ro1">
          <table:table-cell office:value-type="string">
            <text:p>PC0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S6.1</text:p>
          </table:table-cell>
          <table:table-cell table:number-columns-repeated="1019"/>
        </table:table-row>
        <table:table-row table:style-name="ro1">
          <table:table-cell office:value-type="string">
            <text:p>PC06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6.2</text:p>
          </table:table-cell>
          <table:table-cell table:number-columns-repeated="5"/>
          <table:table-cell office:value-type="string">
            <text:p>SDCD</text:p>
          </table:table-cell>
          <table:table-cell table:number-columns-repeated="1013"/>
        </table:table-row>
        <table:table-row table:style-name="ro1">
          <table:table-cell office:value-type="string">
            <text:p>PC07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S6.3</text:p>
          </table:table-cell>
          <table:table-cell table:number-columns-repeated="5"/>
          <table:table-cell office:value-type="string">
            <text:p>SDWP</text:p>
          </table:table-cell>
          <table:table-cell table:number-columns-repeated="1013"/>
        </table:table-row>
        <table:table-row table:style-name="ro1">
          <table:table-cell office:value-type="string">
            <text:p>PC1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S6.2</text:p>
          </table:table-cell>
          <table:table-cell office:value-type="string">
            <text:p>S7.2</text:p>
          </table:table-cell>
          <table:table-cell/>
          <table:table-cell office:value-type="string">
            <text:p>TCC0[0]</text:p>
          </table:table-cell>
          <table:table-cell office:value-type="string">
            <text:p>TCC1[4]</text:p>
          </table:table-cell>
          <table:table-cell table:number-columns-repeated="1015"/>
        </table:table-row>
        <table:table-row table:style-name="ro1">
          <table:table-cell office:value-type="string">
            <text:p>PC11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S6.3</text:p>
          </table:table-cell>
          <table:table-cell office:value-type="string">
            <text:p>S7.3</text:p>
          </table:table-cell>
          <table:table-cell/>
          <table:table-cell office:value-type="string">
            <text:p>TCC0[1]</text:p>
          </table:table-cell>
          <table:table-cell office:value-type="string">
            <text:p>TCC1[5]</text:p>
          </table:table-cell>
          <table:table-cell table:number-columns-repeated="1015"/>
        </table:table-row>
        <table:table-row table:style-name="ro1">
          <table:table-cell office:value-type="string">
            <text:p>PC12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S7.0</text:p>
          </table:table-cell>
          <table:table-cell office:value-type="string">
            <text:p>S6.1</text:p>
          </table:table-cell>
          <table:table-cell/>
          <table:table-cell office:value-type="string">
            <text:p>TCC0[2]</text:p>
          </table:table-cell>
          <table:table-cell office:value-type="string">
            <text:p>TCC1[6]</text:p>
          </table:table-cell>
          <table:table-cell table:number-columns-repeated="3"/>
          <table:table-cell office:value-type="string">
            <text:p>DATA10</text:p>
          </table:table-cell>
          <table:table-cell table:number-columns-repeated="1011"/>
        </table:table-row>
        <table:table-row table:style-name="ro1">
          <table:table-cell office:value-type="string">
            <text:p>PC13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S7.1</text:p>
          </table:table-cell>
          <table:table-cell office:value-type="string">
            <text:p>S6.0</text:p>
          </table:table-cell>
          <table:table-cell/>
          <table:table-cell office:value-type="string">
            <text:p>TCC0[3]</text:p>
          </table:table-cell>
          <table:table-cell office:value-type="string">
            <text:p>TCC1[7]</text:p>
          </table:table-cell>
          <table:table-cell table:number-columns-repeated="3"/>
          <table:table-cell office:value-type="string">
            <text:p>DATA11</text:p>
          </table:table-cell>
          <table:table-cell table:number-columns-repeated="1011"/>
        </table:table-row>
        <table:table-row table:style-name="ro1">
          <table:table-cell office:value-type="string">
            <text:p>PC14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S7.2</text:p>
          </table:table-cell>
          <table:table-cell office:value-type="string">
            <text:p>S6.2</text:p>
          </table:table-cell>
          <table:table-cell/>
          <table:table-cell office:value-type="string">
            <text:p>TCC0[4]</text:p>
          </table:table-cell>
          <table:table-cell office:value-type="string">
            <text:p>TCC1[0]</text:p>
          </table:table-cell>
          <table:table-cell table:number-columns-repeated="3"/>
          <table:table-cell office:value-type="string">
            <text:p>DATA12</text:p>
          </table:table-cell>
          <table:table-cell table:number-columns-repeated="1011"/>
        </table:table-row>
        <table:table-row table:style-name="ro1">
          <table:table-cell office:value-type="string">
            <text:p>PC15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S7.3</text:p>
          </table:table-cell>
          <table:table-cell office:value-type="string">
            <text:p>S6.3</text:p>
          </table:table-cell>
          <table:table-cell/>
          <table:table-cell office:value-type="string">
            <text:p>TCC0[5]</text:p>
          </table:table-cell>
          <table:table-cell office:value-type="string">
            <text:p>TCC1[1]</text:p>
          </table:table-cell>
          <table:table-cell table:number-columns-repeated="3"/>
          <table:table-cell office:value-type="string">
            <text:p>DATA13</text:p>
          </table:table-cell>
          <table:table-cell table:number-columns-repeated="1011"/>
        </table:table-row>
        <table:table-row table:style-name="ro1">
          <table:table-cell office:value-type="string">
            <text:p>PC1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6.0</text:p>
          </table:table-cell>
          <table:table-cell office:value-type="string">
            <text:p>S0.1</text:p>
          </table:table-cell>
          <table:table-cell/>
          <table:table-cell office:value-type="string">
            <text:p>TCC0[0]</text:p>
          </table:table-cell>
          <table:table-cell table:number-columns-repeated="1016"/>
        </table:table-row>
        <table:table-row table:style-name="ro1">
          <table:table-cell office:value-type="string">
            <text:p>PC1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6.1</text:p>
          </table:table-cell>
          <table:table-cell office:value-type="string">
            <text:p>S0.0</text:p>
          </table:table-cell>
          <table:table-cell/>
          <table:table-cell office:value-type="string">
            <text:p>TCC0[1]</text:p>
          </table:table-cell>
          <table:table-cell table:number-columns-repeated="1016"/>
        </table:table-row>
        <table:table-row table:style-name="ro1">
          <table:table-cell office:value-type="string">
            <text:p>PC18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6.2</text:p>
          </table:table-cell>
          <table:table-cell office:value-type="string">
            <text:p>S0.2</text:p>
          </table:table-cell>
          <table:table-cell/>
          <table:table-cell office:value-type="string">
            <text:p>TCC0[2]</text:p>
          </table:table-cell>
          <table:table-cell table:number-columns-repeated="1016"/>
        </table:table-row>
        <table:table-row table:style-name="ro1">
          <table:table-cell office:value-type="string">
            <text:p>PC19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6.3</text:p>
          </table:table-cell>
          <table:table-cell office:value-type="string">
            <text:p>S0.3</text:p>
          </table:table-cell>
          <table:table-cell/>
          <table:table-cell office:value-type="string">
            <text:p>TCC0[3]</text:p>
          </table:table-cell>
          <table:table-cell table:number-columns-repeated="1016"/>
        </table:table-row>
        <table:table-row table:style-name="ro1">
          <table:table-cell office:value-type="string">
            <text:p>PC20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TCC0[4]</text:p>
          </table:table-cell>
          <table:table-cell table:number-columns-repeated="2"/>
          <table:table-cell office:value-type="string">
            <text:p>SDCD</text:p>
          </table:table-cell>
          <table:table-cell table:number-columns-repeated="1013"/>
        </table:table-row>
        <table:table-row table:style-name="ro1">
          <table:table-cell office:value-type="string">
            <text:p>PC21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TCC0[5]</text:p>
          </table:table-cell>
          <table:table-cell table:number-columns-repeated="2"/>
          <table:table-cell office:value-type="string">
            <text:p>SDWP</text:p>
          </table:table-cell>
          <table:table-cell table:number-columns-repeated="1013"/>
        </table:table-row>
        <table:table-row table:style-name="ro1">
          <table:table-cell office:value-type="string">
            <text:p>PC2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1.0</text:p>
          </table:table-cell>
          <table:table-cell office:value-type="string">
            <text:p>S3.1</text:p>
          </table:table-cell>
          <table:table-cell/>
          <table:table-cell office:value-type="string">
            <text:p>TCC0[6]</text:p>
          </table:table-cell>
          <table:table-cell table:number-columns-repeated="1016"/>
        </table:table-row>
        <table:table-row table:style-name="ro1">
          <table:table-cell office:value-type="string">
            <text:p>PC2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S1.1</text:p>
          </table:table-cell>
          <table:table-cell office:value-type="string">
            <text:p>S3.0</text:p>
          </table:table-cell>
          <table:table-cell/>
          <table:table-cell office:value-type="string">
            <text:p>TCC0[7]</text:p>
          </table:table-cell>
          <table:table-cell table:number-columns-repeated="1016"/>
        </table:table-row>
        <table:table-row table:style-name="ro1">
          <table:table-cell office:value-type="string">
            <text:p>PC24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S0.2</text:p>
          </table:table-cell>
          <table:table-cell office:value-type="string">
            <text:p>S2.2</text:p>
          </table:table-cell>
          <table:table-cell table:number-columns-repeated="1018"/>
        </table:table-row>
        <table:table-row table:style-name="ro1">
          <table:table-cell office:value-type="string">
            <text:p>PC2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S0.3</text:p>
          </table:table-cell>
          <table:table-cell office:value-type="string">
            <text:p>S2.3</text:p>
          </table:table-cell>
          <table:table-cell table:number-columns-repeated="1018"/>
        </table:table-row>
        <table:table-row table:style-name="ro1">
          <table:table-cell office:value-type="string">
            <text:p>PC26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office:value-type="string">
            <text:p>PC27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S1.0</text:p>
          </table:table-cell>
          <table:table-cell table:number-columns-repeated="1019"/>
        </table:table-row>
        <table:table-row table:style-name="ro1">
          <table:table-cell office:value-type="string">
            <text:p>PC28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S1.1</text:p>
          </table:table-cell>
          <table:table-cell table:number-columns-repeated="1019"/>
        </table:table-row>
        <table:table-row table:style-name="ro1">
          <table:table-cell office:value-type="string">
            <text:p>PC30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A1[12]</text:p>
          </table:table-cell>
          <table:table-cell table:number-columns-repeated="1020"/>
        </table:table-row>
        <table:table-row table:style-name="ro1">
          <table:table-cell office:value-type="string">
            <text:p>PC31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A1[13]</text:p>
          </table:table-cell>
          <table:table-cell table:number-columns-repeated="1020"/>
        </table:table-row>
        <table:table-row table:style-name="ro1">
          <table:table-cell office:value-type="string">
            <text:p>PD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1[7]</text:p>
          </table:table-cell>
          <table:table-cell table:number-columns-repeated="1020"/>
        </table:table-row>
        <table:table-row table:style-name="ro1">
          <table:table-cell office:value-type="string">
            <text:p>PD0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1[15]</text:p>
          </table:table-cell>
          <table:table-cell table:number-columns-repeated="1020"/>
        </table:table-row>
        <table:table-row table:style-name="ro1">
          <table:table-cell office:value-type="string">
            <text:p>PD08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7.0</text:p>
          </table:table-cell>
          <table:table-cell office:value-type="string">
            <text:p>S6.1</text:p>
          </table:table-cell>
          <table:table-cell/>
          <table:table-cell office:value-type="string">
            <text:p>TCC0[1]</text:p>
          </table:table-cell>
          <table:table-cell table:number-columns-repeated="1016"/>
        </table:table-row>
        <table:table-row table:style-name="ro1">
          <table:table-cell office:value-type="string">
            <text:p>PD09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7.1</text:p>
          </table:table-cell>
          <table:table-cell office:value-type="string">
            <text:p>S6.0</text:p>
          </table:table-cell>
          <table:table-cell/>
          <table:table-cell office:value-type="string">
            <text:p>TCC0[2]</text:p>
          </table:table-cell>
          <table:table-cell table:number-columns-repeated="1016"/>
        </table:table-row>
        <table:table-row table:style-name="ro1">
          <table:table-cell office:value-type="string">
            <text:p>PD1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S7.2</text:p>
          </table:table-cell>
          <table:table-cell office:value-type="string">
            <text:p>S6.2</text:p>
          </table:table-cell>
          <table:table-cell/>
          <table:table-cell office:value-type="string">
            <text:p>TCC0[3]</text:p>
          </table:table-cell>
          <table:table-cell table:number-columns-repeated="1016"/>
        </table:table-row>
        <table:table-row table:style-name="ro1">
          <table:table-cell office:value-type="string">
            <text:p>PD1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7.3</text:p>
          </table:table-cell>
          <table:table-cell office:value-type="string">
            <text:p>S6.3</text:p>
          </table:table-cell>
          <table:table-cell/>
          <table:table-cell office:value-type="string">
            <text:p>TCC0[4]</text:p>
          </table:table-cell>
          <table:table-cell table:number-columns-repeated="1016"/>
        </table:table-row>
        <table:table-row table:style-name="ro1">
          <table:table-cell office:value-type="string">
            <text:p>PD12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string">
            <text:p>TCC0[5]</text:p>
          </table:table-cell>
          <table:table-cell table:number-columns-repeated="1016"/>
        </table:table-row>
        <table:table-row table:style-name="ro1">
          <table:table-cell office:value-type="string">
            <text:p>PD2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S1.2</text:p>
          </table:table-cell>
          <table:table-cell office:value-type="string">
            <text:p>S3.2</text:p>
          </table:table-cell>
          <table:table-cell/>
          <table:table-cell office:value-type="string">
            <text:p>TCC1[0]</text:p>
          </table:table-cell>
          <table:table-cell table:number-columns-repeated="2"/>
          <table:table-cell office:value-type="string">
            <text:p>SDCD</text:p>
          </table:table-cell>
          <table:table-cell table:number-columns-repeated="1013"/>
        </table:table-row>
        <table:table-row table:style-name="ro1">
          <table:table-cell office:value-type="string">
            <text:p>PD21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S1.3</text:p>
          </table:table-cell>
          <table:table-cell office:value-type="string">
            <text:p>S3.3</text:p>
          </table:table-cell>
          <table:table-cell/>
          <table:table-cell office:value-type="string">
            <text:p>TCC1[1]</text:p>
          </table:table-cell>
          <table:table-cell table:number-columns-repeated="2"/>
          <table:table-cell office:value-type="string">
            <text:p>SDWP</text:p>
          </table:table-cell>
          <table:table-cell table:number-columns-repeated="1013"/>
        </table:table-row>
        <table:table-row table:style-name="ro1" table:number-rows-repeated="21">
          <table:table-cell table:number-columns-repeated="1024"/>
        </table:table-row>
        <table:table-row table:style-name="ro2">
          <table:table-cell office:value-type="string">
            <text:p>DESCRIPTION</text:p>
          </table:table-cell>
          <table:table-cell office:value-type="string">
            <text:p>The Microchip (nee Atmel) SAMD21 is an ARM Cortex-M0+ running at 48 MHz with 32kB on-chip SRAM, 256KB Flash memory and built in USB. All GPIO is 3.3V in/out max unless otherwise stated. SERCOMs can be used as UART (TX on SERCOM pad 0 or 2, RX on any pad), I2C (SDA on pad 0, SCL on pad 1), or SPI (SCK on pad 1 or 3, MOSI on pad 0 or 3 (SCK on pad 1) or pad 0 or 2 (SCK on pad 3), MISO on any pad remaining) 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2">04/22/2022</text:date>, <text:time>14:4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dc:date>2022-04-22T14:49:37.40</dc:date>
    <meta:editing-duration>PT2H48M33S</meta:editing-duration>
    <meta:editing-cycles>15</meta:editing-cycles>
    <meta:document-statistic meta:table-count="1" meta:cell-count="596" meta:object-count="0"/>
  </office:meta>
</office:document-meta>
</file>